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gTests.get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Tests.getExpectedNum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Tests.getExpect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Tests.getExpectedNum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